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PIXO: rojos, grises y negros de la ciudad presentes</text:p>
      <text:h text:style-name="Heading_20_2" text:outline-level="2">Convocatoria 2017</text:h>
      <text:h text:style-name="Heading_20_3" text:outline-level="3"><text:a xlink:type="simple" xlink:href="http://www.sociales.uba.ar/?p=42466" office:name=""><text:span text:style-name="Definition">Fotogalería de Sociales</text:span></text:a></text:h>
      <text:p text:style-name="First_20_paragraph">La Secretaría de Cultura y Extensión informa que se ha extendido hasta el viernes 31 de marzo la Convocatoria 2017 para participar de la Fotogalería de Sociales. Para participar enviá un mail a fotogaleria@sociales.uba.ar con la siguiente información:</text:p>
      <text:list text:style-name="L1">
        <text:list-item>
          <text:p text:style-name="P1">Trabajo fotográfico a exponer (entre 10 y 20 fotografías, en una resolución de 1200 px del lado mayor): <text:a xlink:type="simple" xlink:href="https://www.dropbox.com/sh/3b6orn5rv777l8z/AACg-o0GXYXy8RGzlF3HzDqSa?dl=0" office:name=""><text:span text:style-name="Definition">imágenes paulistanas (20 fotos)</text:span></text:a></text:p>
        </text:list-item>
        <text:list-item>
          <text:p text:style-name="P1">Datos personales del autor:</text:p>
          <text:list text:style-name="L2">
            <text:list-item>
              <text:p text:style-name="P2">Nombre: Benjamín Juárez</text:p>
            </text:list-item>
            <text:list-item>
              <text:p text:style-name="P2">Dirección: Crisol 305, Nueva Córdoba, Córdoba.</text:p>
            </text:list-item>
            <text:list-item>
              <text:p text:style-name="P2">Correo electrónico: <text:a xlink:type="simple" xlink:href="mailto:benjij_1980@yahoo.com" office:name=""><text:span text:style-name="Definition">benjij_1980@yahoo.com</text:span></text:a></text:p>
            </text:list-item>
            <text:list-item>
              <text:p text:style-name="P2">Teléfono: <text:a xlink:type="simple" xlink:href="tel:0351%20153%20104043" office:name=""><text:span text:style-name="Definition">0351 153 104043</text:span></text:a></text:p>
            </text:list-item>
          </text:list>
        </text:list-item>
        <text:list-item>
          <text:p text:style-name="P1"><text:a xlink:type="simple" xlink:href="http://ramoneando.com/docs/benja-cv.pdf" office:name=""><text:span text:style-name="Definition">CV abreviado</text:span></text:a></text:p>
        </text:list-item>
        <text:list-item>
          <text:p text:style-name="P1">Título de la muestra:</text:p>
          <text:h text:style-name="Heading_20_2" text:outline-level="2">Aguafuertes Paulistanas</text:h>
        </text:list-item>
        <text:list-item>
          <text:p text:style-name="P1">Reseña del trabajo: [a continuación]</text:p>
        </text:list-item>
      </text:list>
      <text:p text:style-name="First_20_paragraph">São Paulo está casi completamente tatuada. Y los colores y tonalidades monocromos se desparraman a varios niveles. Wuchísimos personas que andan la ciudad –caminando, en autos y hasta en helicópteros/taxi– llevan tinta clavada en la piel. Las vidrieras de los negocios y los carteles de los puestos ambulantes están estampadas con colores gigantes, carteles de neón y tizas. El material de la ciudad es predominantemente puro gris de paredes, calles y acueductos subterráneos. El resultado es una Las Vegas a pura imagen: el concreto abunda pero la flora urbana subtropical asoma donde se abre una mínima grieta. El abuso de formas y tamaños no hace colorida a la ciudad, sino que todo se apaga entre y contra sí, y la visibilidad no parece tener un camino claro. Mientras tanto la gente es calma y educada la una con la otra. Pero también la masividad hace imposible atender a las personas y pintadas que nadie quiere ver.</text:p>
      <text:p text:style-name="Text_20_body">Ver una imagen solitaria de <text:span text:style-name="T1">pixação</text:span>, esta peculiar intervención urbana, puede parecer otro rabisco más de los que abundan en el mundo. Lo que lo hace único no es en realidad su exótica caligrafía, pero la abundancia con la que está cubierta la ciudad en tantos niveles. Se ven <text:span text:style-name="T1">pixações</text:span>, o <text:span text:style-name="T1">pixos</text:span>, en paredes bajas donde de paradas de colectivos; en ventanas, puertas y pasillos; y en los pisos altos de las casas, así como en la parte lateral y superior de edificios altos. Hay <text:span text:style-name="T1">pixos</text:span> negros en su mayoría pero también combinan con el ambiente y buscan el contraste, entonces los hay blancos, rojos, amarillos, azules y verdes. Los hay junto a mozaicos locales y extranjeros; y también hay <text:span text:style-name="T1">pixação</text:span> en las zonas perféricas pobres y en puntos claves económicos culturales de la capital donde abunda la plata y gentrificación de las clases acomodadas.</text:p>
      <text:p text:style-name="Text_20_body">Las personas que deambulan la ciudad, paulistanos y foráneos, no ven siempre el <text:span text:style-name="T1">pixação</text:span> porque ya es parte del ambiente. Pero la mayoría sabe que las intervenciones están ahí, ... y que los <text:span text:style-name="T1">pixadores</text:span> mismos pasaron y estuvieron presentes. Es muy difícil recorrer un espacio de SP sin tener algún <text:span text:style-name="T1">pixo</text:span> a la vista. Lo frecuente es que la gente tenga alguna opinión de estas pintadas y en su mayoría el calificativo la dan según inclinación política: los que defienden la propiedad privada critican los <text:span text:style-name="T1">pixações</text:span> y les parecen horribles; los que no tienen propiedad privada o buscan criticarla se burlan del concepto pero sin robar objetos ni nada que les dé rédito económico salvo un mínimo reconocimiento de que la calle les es carne: sea físicamente o en las angulosas firmas góticas, la periferia está siempre presente en São Paulo.</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IXO: rojos, grises y negros de la ciudad presentes</dc:title>
  </office:meta>
</office:document-meta>
</file>